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2A4000001B5F9368E8A.png" manifest:media-type="image/png"/>
  <manifest:file-entry manifest:full-path="Pictures/10000000000003160000031562B46F84.png" manifest:media-type="image/png"/>
  <manifest:file-entry manifest:full-path="Pictures/2000000E0000634100004A4CF6F178AA.svm" manifest:media-type=""/>
  <manifest:file-entry manifest:full-path="Pictures/2000000E0000634100004A4C36D32001.svm" manifest:media-type=""/>
  <manifest:file-entry manifest:full-path="Pictures/100000000000015E0000010C390534F1.jpg" manifest:media-type="image/jpeg"/>
  <manifest:file-entry manifest:full-path="Pictures/10000201000000D5000000CC46F198D4.png" manifest:media-type="image/png"/>
  <manifest:file-entry manifest:full-path="Pictures/10000201000002F4000001D727FA3F15.png" manifest:media-type="image/png"/>
  <manifest:file-entry manifest:full-path="Pictures/2000000E0000634100004A4C44ECF373.svm" manifest:media-type=""/>
  <manifest:file-entry manifest:full-path="Pictures/100002010000028B000001D094046AB9.png" manifest:media-type="image/png"/>
  <manifest:file-entry manifest:full-path="Pictures/10000201000001BC000001673CF96EFD.png" manifest:media-type="image/png"/>
  <manifest:file-entry manifest:full-path="Pictures/1000020100000285000001A6C2F43BEC.png" manifest:media-type="image/png"/>
  <manifest:file-entry manifest:full-path="Pictures/100002010000027F000001D60594FABA.png" manifest:media-type="image/png"/>
  <manifest:file-entry manifest:full-path="Pictures/2000000C0000634100004A4C63B7EBD5.svm" manifest:media-type="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8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outline1">
      <style:graphic-properties draw:stroke="none" draw:fill="none" fo:min-height="3.20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2-title">
      <style:graphic-properties fo:min-height="3.506cm"/>
    </style:style>
    <style:style style:name="pr10" style:family="presentation" style:parent-style-name="focus2-notes">
      <style:graphic-properties draw:fill-color="#ffffff" fo:min-height="12.572cm"/>
    </style:style>
    <style:style style:name="pr11" style:family="presentation" style:parent-style-name="focus3-title">
      <style:graphic-properties draw:auto-grow-height="true" fo:min-height="3.333cm"/>
    </style:style>
    <style:style style:name="pr12" style:family="presentation" style:parent-style-name="focus3-outline1">
      <style:graphic-properties fo:min-height="11.929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outline1">
      <style:graphic-properties fo:min-height="12.12cm"/>
    </style:style>
    <style:style style:name="pr15" style:family="presentation" style:parent-style-name="focus3-notes">
      <style:graphic-properties draw:fill-color="#ffffff" fo:min-height="12.572cm"/>
    </style:style>
    <style:style style:name="pr16" style:family="presentation" style:parent-style-name="focus3-title">
      <style:graphic-properties fo:min-height="3.333cm"/>
    </style:style>
    <style:style style:name="pr17" style:family="presentation" style:parent-style-name="focus3-title">
      <style:graphic-properties fo:min-height="1.841cm"/>
    </style:style>
    <style:style style:name="pr18" style:family="presentation" style:parent-style-name="focus3-title">
      <style:graphic-properties fo:min-height="2.108cm"/>
    </style:style>
    <style:style style:name="pr19" style:family="presentation" style:parent-style-name="focus3-outline1">
      <style:graphic-properties draw:fill="bitmap" draw:fill-image-name="Bitmap_20_1" fo:min-height="12.12cm"/>
    </style:style>
    <style:style style:name="pr20" style:family="presentation" style:parent-style-name="focus3-title">
      <style:graphic-properties fo:min-height="2.317cm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3" style:family="paragraph">
      <loext:graphic-properties draw:fill="none" draw:fill-color="#ffffff"/>
      <style:text-properties fo:color="#ffffff" fo:font-size="28pt" style:font-size-asian="18pt" style:font-size-complex="18pt" style:font-relief="embossed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color="#000000"/>
    </style:style>
    <style:style style:name="P7" style:family="paragraph">
      <style:text-properties fo:color="#000000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8pt" style:font-size-asian="18pt" style:font-size-complex="18pt"/>
    </style:style>
    <style:style style:name="P11" style:family="paragraph">
      <style:text-properties fo:color="#000000" fo:font-size="32pt" style:font-size-asian="32pt" style:font-size-complex="3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bitmap" draw:fill-image-name="Bitmap_20_1"/>
      <style:text-properties fo:color="#000000"/>
    </style:style>
    <style:style style:name="P14" style:family="paragraph">
      <style:text-properties fo:color="#ffffff"/>
    </style:style>
    <style:style style:name="P15" style:family="paragraph">
      <style:text-properties fo:color="#ffffff" style:font-relief="engraved"/>
    </style:style>
    <style:style style:name="P16" style:family="paragraph">
      <loext:graphic-properties draw:fill="none" draw:fill-color="#ffffff"/>
      <style:text-properties fo:color="#ffffff" style:font-relief="engrave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text-properties fo:color="#ffffff" style:font-relief="embossed"/>
    </style:style>
    <style:style style:name="T1" style:family="text">
      <style:text-properties fo:color="#000000" style:text-outline="false" fo:font-size="40pt" fo:font-weight="bold" style:font-size-asian="28pt" style:font-weight-asian="bold" style:font-size-complex="28pt" style:font-weight-complex="bold" style:font-relief="engraved"/>
    </style:style>
    <style:style style:name="T2" style:family="text">
      <style:text-properties fo:color="#ffffff" fo:font-size="28pt" style:font-size-asian="18pt" style:font-size-complex="18pt" style:font-relief="embossed"/>
    </style:style>
    <style:style style:name="T3" style:family="text">
      <style:text-properties fo:color="#ffffff" fo:font-size="28pt" fo:font-weight="bold" style:font-size-asian="18pt" style:font-weight-asian="bold" style:font-size-complex="18pt" style:font-weight-complex="bold" style:font-relief="embosse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18pt" style:font-size-complex="18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color="#ffffff" style:font-relief="engraved"/>
    </style:style>
    <style:style style:name="T15" style:family="text">
      <style:text-properties fo:color="#ffffff" fo:font-weight="bold" style:font-weight-asian="bold" style:font-weight-complex="bold" style:font-relief="engraved"/>
    </style:style>
    <style:style style:name="T16" style:family="text">
      <style:text-properties fo:color="#ffffff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draw:style-name="gr1" draw:text-style-name="P2" draw:layer="layout" svg:width="27.462cm" svg:height="4.678cm" svg:x="1.27cm" svg:y="0.148cm">
          <draw:text-box>
            <text:p text:style-name="P1"><text:span text:style-name="T1">Wild stories from the wild side of the Information Super-highway</text:span></text:p>
          </draw:text-box>
        </draw:frame>
        <draw:frame draw:style-name="gr2" draw:text-style-name="P3" draw:layer="layout" svg:width="26.162cm" svg:height="4.655cm" svg:x="1.27cm" svg:y="15.411cm">
          <draw:text-box>
            <text:p><text:span text:style-name="T2">Disclaimer: All of the following is strictly hearsay; none of this probably ever happened. However, with the presented tools and techniques, it probably could. Yeah; this </text:span><text:span text:style-name="T3">could</text:span><text:span text:style-name="T2"> probably happen to you!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2" draw:layer="layout" svg:width="12.14cm" svg:height="3.506cm" svg:x="7.926cm" svg:y="0.05cm" presentation:class="title" presentation:user-transformed="true">
          <draw:text-box>
            <text:p>Cheating in Battleship</text:p>
          </draw:text-box>
        </draw:frame>
        <draw:frame presentation:style-name="pr3" draw:layer="layout" svg:width="26.416cm" svg:height="16.002cm" svg:x="0.762cm" svg:y="3.048cm" presentation:class="outline" presentation:user-transformed="true">
          <draw:text-box>
            <text:list text:style-name="L2">
              <text:list-item>
                <text:p><text:span text:style-name="T4">A little fun &amp; games to start with; same shit, different wrapper than Tintin and the baddie, who played with Haddock</text:span></text:p>
                <text:p/>
              </text:list-item>
            </text:list>
          </draw:text-box>
        </draw:frame>
        <draw:frame draw:style-name="gr4" draw:text-style-name="P5" draw:layer="layout" svg:width="12.499cm" svg:height="9.57cm" svg:x="8.037cm" svg:y="5.851cm">
          <draw:image xlink:href="Pictures/100000000000015E0000010C390534F1.jpg" xlink:type="simple" xlink:show="embed" xlink:actuate="onLoad">
            <text:p/>
          </draw:image>
        </draw:frame>
        <draw:frame presentation:style-name="pr4" draw:text-style-name="P6" draw:layer="layout" svg:width="26.285cm" svg:height="4.064cm" svg:x="1.524cm" svg:y="14.986cm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 memory forking tool is your key to success.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Battleship cont'd...</text:p>
          </draw:text-box>
        </draw:frame>
        <draw:frame presentation:style-name="pr7" draw:layer="layout" svg:width="18.313cm" svg:height="13.529cm" svg:x="4.903cm" svg:y="4.914cm" presentation:class="outline">
          <draw:text-box>
            <text:list text:style-name="L2">
              <text:list-item>
                <text:list>
                  <text:list-item>
                    <text:p><text:span text:style-name="T4">You get five shots to begin with.</text:span></text:p>
                  </text:list-item>
                  <text:list-item>
                    <text:p><text:span text:style-name="T4">Search for progress memory containing five. Shoot.</text:span></text:p>
                  </text:list-item>
                  <text:list-item>
                    <text:p><text:span text:style-name="T4">Search “ </text:span><text:span text:style-name="T4"><text:tab/></text:span><text:span text:style-name="T4">“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<text:tab/></text:span><text:span text:style-name="T4"><text:tab/></text:span><text:span text:style-name="T4">4. Shoot again.</text:span></text:p>
                  </text:list-item>
                  <text:list-item>
                    <text:p><text:span text:style-name="T4">Same same, but with 3. Shoot, if more than one result.</text:span></text:p>
                  </text:list-item>
                  <text:list-item>
                    <text:p><text:span text:style-name="T4">Usually stops at 2 or 1. Now edit the (writable) memory address. 9999999 shots oughta cover the grid. You win; total annihilation :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9" draw:layer="layout" svg:width="18.313cm" svg:height="3.506cm" svg:x="4.903cm" svg:y="0.837cm" presentation:class="title" presentation:user-transformed="true">
          <draw:text-box>
            <text:p>The name of the game:</text:p>
          </draw:text-box>
        </draw:frame>
        <draw:frame draw:style-name="gr5" draw:text-style-name="P5" draw:layer="layout" svg:width="21.728cm" svg:height="17.569cm" svg:x="3.497cm" svg:y="3.302cm" presentation:class="graphic" presentation:user-transformed="true">
          <draw:image xlink:href="Pictures/10000201000001BC000001673CF96EF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(Ficticious..?) Citymarket's compo hack</text:p>
          </draw:text-box>
        </draw:frame>
        <draw:frame presentation:style-name="pr12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4">Tools of the trade: free flash decompiler (link in source slide)</text:span></text:p>
              </text:list-item>
              <text:list-item>
                <text:p><text:span text:style-name="T4">http://www.ooo.fi/muistipeli/k-supermarket</text:span></text:p>
              </text:list-item>
              <text:list-item>
                <text:p><text:span text:style-name="T4">http://www.ooo.fi/muistipeli/k-supermarket/xml/muistipeliXML/</text:span></text:p>
              </text:list-item>
              <text:list-item>
                <text:p><text:span text:style-name="T4">http://www.ooo.fi/muistipeli/index.php?method=participate&amp;</text:span></text:p>
              </text:list-item>
              <text:list-item>
                <text:p><text:span text:style-name="T4">etunimi=[name]&amp;</text:span></text:p>
              </text:list-item>
              <text:list-item>
                <text:p><text:span text:style-name="T4">sukunimi=[family name&amp;</text:span></text:p>
              </text:list-item>
              <text:list-item>
                <text:p><text:span text:style-name="T4">puhelin=[phone numba]&amp;</text:span></text:p>
              </text:list-item>
              <text:list-item>
                <text:p><text:span text:style-name="T4">plussanumero=&amp;</text:span></text:p>
              </text:list-item>
              <text:list-item>
                <text:p><text:span text:style-name="T4">vuosi=[year of birth]&amp;</text:span></text:p>
              </text:list-item>
              <text:list-item>
                <text:p><text:span text:style-name="T4">kuukausi=[month of birth]&amp;</text:span></text:p>
              </text:list-item>
              <text:list-item>
                <text:p><text:span text:style-name="T4">email=[email]&amp;</text:span></text:p>
              </text:list-item>
              <text:list-item>
                <text:p><text:span text:style-name="T4">emailMarkkinointi=0&amp;</text:span></text:p>
              </text:list-item>
              <text:list-item>
                <text:p><text:span text:style-name="T4">puhelinMarkkinointi=0&amp;</text:span></text:p>
              </text:list-item>
              <text:list-item>
                <text:p><text:span text:style-name="T4">nimimerkki=[nick]&amp;</text:span></text:p>
              </text:list-item>
              <text:list-item>
                <text:p><text:span text:style-name="T5">aika=85953</text:span><text:span text:style-name="T5"><text:tab/></text:span><text:span text:style-name="T4"><text:tab/></text:span><text:span text:style-name="T4"><text:tab/></text:span><text:span text:style-name="T4">= (</text:span><text:span text:style-name="T5">root as MovieClip).lsekunnitString &lt;from the .fl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5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14" draw:text-style-name="P7" draw:layer="layout" svg:width="25.4cm" svg:height="18.796cm" svg:x="1.778cm" svg:y="1.016cm" presentation:class="outline" presentation:user-transformed="true">
          <draw:text-box>
            <text:list text:style-name="L2">
              <text:list-item>
                <text:p><text:span text:style-name="T4">Second request: http://www.ooo.fi/muistipeli/index.php?method=score&amp;</text:span></text:p>
              </text:list-item>
              <text:list-item>
                <text:p><text:span text:style-name="T5">score=85953</text:span><text:span text:style-name="T4">&amp;</text:span></text:p>
              </text:list-item>
              <text:list-item>
                <text:p><text:span text:style-name="T4">name=[nick]&amp;</text:span></text:p>
              </text:list-item>
              <text:list-item>
                <text:p><text:span text:style-name="T4">hash=&amp;</text:span></text:p>
              </text:list-item>
              <text:list-item>
                <text:p><text:span text:style-name="T5">score_hash=11330a38d561a168c774bd7b0671cf34</text:span><text:span text:style-name="T4">&amp;advertiser=k-supermarket</text:span></text:p>
                <text:p><text:span text:style-name="T4"/></text:p>
              </text:list-item>
              <text:list-item>
                <text:p><text:span text:style-name="T4">&lt;result name="saveScore" status="true"&gt;</text:span></text:p>
              </text:list-item>
              <text:list-item>
                <text:p><text:span text:style-name="T4">&lt;params&gt;</text:span></text:p>
              </text:list-item>
              <text:list-item>
                <text:p><text:span text:style-name="T4">&lt;param name="id" value="17068" /&gt;</text:span></text:p>
              </text:list-item>
              <text:list-item>
                <text:p><text:span text:style-name="T4">&lt;param name="hash" value="</text:span><text:span text:style-name="T6">9b33250fc97ca029a37af56af3e4542f</text:span><text:span text:style-name="T4">" /&gt;</text:span></text:p>
              </text:list-item>
              <text:list-item>
                <text:p><text:span text:style-name="T4">&lt;/params&gt;</text:span></text:p>
              </text:list-item>
              <text:list-item>
                <text:p><text:span text:style-name="T4">&lt;/result&gt;</text:span></text:p>
              </text:list-item>
              <text:list-item>
                <text:p><text:span text:style-name="T4">score_hash = </text:span><text:span text:style-name="T5">MD5</text:span><text:span text:style-name="T4">.encrypt(</text:span><text:span text:style-name="T5">lsekunnitString</text:span><text:span text:style-name="T4"> + "</text:span><text:span text:style-name="T5">lammasfarmi</text:span><text:span text:style-name="T4">"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Hash method? </text:span><text:span text:style-name="T5">☑</text:span></text:p>
                  </text:list-item>
                  <text:list-item>
                    <text:p><text:span text:style-name="T4">Salt? </text:span><text:span text:style-name="T5">☑</text:span></text:p>
                  </text:list-item>
                  <text:list-item>
                    <text:p><text:span text:style-name="T4">Seed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 xml:id="id7" draw:id="id7">
        <office:forms form:automatic-focus="false" form:apply-design-mode="false"/>
        <draw:frame draw:style-name="gr4" draw:text-style-name="P5" draw:layer="layout" svg:width="22.352cm" svg:height="21.406cm" svg:x="3.048cm" svg:y="-0.127cm">
          <draw:image xlink:href="Pictures/10000201000000D5000000CC46F198D4.png" xlink:type="simple" xlink:show="embed" xlink:actuate="onLoad">
            <text:p/>
          </draw:image>
        </draw:frame>
        <draw:frame presentation:style-name="pr16" draw:layer="layout" svg:width="24.108cm" svg:height="3.333cm" svg:x="1.946cm" svg:y="1.239cm" presentation:class="title">
          <draw:text-box>
            <text:p>Next up Coke Hax</text:p>
          </draw:text-box>
        </draw:frame>
        <draw:frame presentation:style-name="pr14" draw:text-style-name="P7" draw:layer="layout" svg:width="24.108cm" svg:height="13.42cm" svg:x="1.946cm" svg:y="4.064cm" presentation:class="outline" presentation:user-transformed="tru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Flash decompiler</text:span></text:p>
                  </text:list-item>
                  <text:list-item>
                    <text:p><text:span text:style-name="T4">Burp Suite (intercepting proxy suite) </text:span></text:p>
                  </text:list-item>
                </text:list>
              </text:list-item>
            </text:list>
          </draw:text-box>
        </draw:frame>
        <draw:frame presentation:style-name="pr14" draw:text-style-name="P8" draw:layer="layout" svg:width="24.108cm" svg:height="11.684cm" svg:x="1.8cm" svg:y="8.89cm" presentation:class="outline" presentation:user-transformed="true">
          <draw:text-box>
            <text:list text:style-name="L2">
              <text:list-header>
                <text:p><text:span text:style-name="T5">POST /cooler/softsignup HTTP/1.0</text:span></text:p>
              </text:list-header>
              <text:list-item>
                <text:p><text:span text:style-name="T5">User-Agent: Opera/9.64 (Windows NT 5.1; U; en) Presto/2.1.1</text:span></text:p>
              </text:list-item>
              <text:list-item>
                <text:p><text:span text:style-name="T5">Host: coke.fi</text:span></text:p>
              </text:list-item>
              <text:list-item>
                <text:p><text:span text:style-name="T5">Accept: text/html, application/xml;q=0.9, application/xhtml+xml, image/png, image/jpeg, image/gif, image/x-xbitmap, */*;q=0.1</text:span></text:p>
              </text:list-item>
              <text:list-item>
                <text:p><text:span text:style-name="T5">Accept-Language: en-US,en;q=0.9</text:span></text:p>
              </text:list-item>
              <text:list-item>
                <text:p><text:span text:style-name="T5">Accept-Charset: iso-8859-1, utf-8, utf-16, *;q=0.1</text:span></text:p>
              </text:list-item>
              <text:list-item>
                <text:p><text:span text:style-name="T5">Accept-Encoding: deflate, gzip, x-gzip, identity, *;q=0</text:span></text:p>
              </text:list-item>
              <text:list-item>
                <text:p><text:span text:style-name="T5">Referer: http://coke.fi/summer/CokeSummer_index.swf</text:span></text:p>
              </text:list-item>
              <text:list-item>
                <text:p><text:span text:style-name="T5">Cookie: JSESSIONID=0000KoV5JWueMnwZXS0UxIWUXLW:13fjalfgg</text:span></text:p>
              </text:list-item>
              <text:list-item>
                <text:p><text:span text:style-name="T5">Cookie2: $Version=1</text:span></text:p>
              </text:list-item>
              <text:list-item>
                <text:p><text:span text:style-name="T5">Proxy-Connection: Keep-Alive</text:span></text:p>
              </text:list-item>
              <text:list-item>
                <text:p><text:span text:style-name="T5">Content-type: application/x-www-form-urlencoded</text:span></text:p>
              </text:list-item>
              <text:list-item>
                <text:p><text:span text:style-name="T5">Content-Length: </text:span><text:span text:style-name="T7">249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Mention Burp's automatic content length updater!</text:p>
            </draw:text-box>
          </draw:frame>
        </presentation:notes>
      </draw:page>
      <draw:page draw:name="page8" draw:style-name="dp3" draw:master-page-name="focus3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17" draw:layer="layout" svg:width="24.108cm" svg:height="1.841cm" svg:x="1.946cm" svg:y="0.445cm" presentation:class="title" presentation:user-transformed="true">
          <draw:text-box>
            <text:p>Cont'd: a little hazy, with amnesia...</text:p>
          </draw:text-box>
        </draw:frame>
        <draw:frame presentation:style-name="pr14" draw:text-style-name="P7" draw:layer="layout" svg:width="24.108cm" svg:height="17.018cm" svg:x="1.946cm" svg:y="2.286cm" presentation:class="outline" presentation:user-transformed="true">
          <draw:text-box>
            <text:list text:style-name="L2">
              <text:list-item>
                <text:p><text:span text:style-name="T4">passwordRepeat=[chosen pwd]&amp;</text:span></text:p>
                <text:p><text:span text:style-name="T5">foo</text:span><text:span text:style-name="T4">=1244997214187&amp;</text:span></text:p>
                <text:p><text:span text:style-name="T4">username=[name]&amp;dateOfBirth=[DOB, URL encoded, thusly:YYYY%2DMM%2DDD&amp;isAcceptConditions=true&amp;password=[pwd]&amp;email=[Email, URLencoded;some%2Esome%40domain&amp;isAcceptContact=false&amp;firstname=[name]&amp;</text:span><text:span text:style-name="T5">hshKey</text:span><text:span text:style-name="T4">=23762fb7eeae39af176957656f8d18b8</text:span></text:p>
              </text:list-item>
              <text:list-item>
                <text:p><text:span text:style-name="T4"><text:s/></text:span><text:span text:style-name="T4">x_loc_6.isRight = _loc_5.@key == </text:span><text:span text:style-name="T5">MD5</text:span><text:span text:style-name="T4">.hash("true" + "</text:span><text:span text:style-name="T5">JORGE</text:span><text:span text:style-name="T4">" +_loc_6.id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Secret params? ☑</text:span></text:p>
                  </text:list-item>
                  <text:list-item>
                    <text:p><text:span text:style-name="T4">Hash method? ☑</text:span></text:p>
                  </text:list-item>
                  <text:list-item>
                    <text:p><text:span text:style-name="T4">Salt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Muista näyttää muistiinpanot!</text:p>
            </draw:text-box>
          </draw:frame>
        </presentation:notes>
      </draw:page>
      <draw:page draw:name="page9" draw:style-name="dp3" draw:master-page-name="focus3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little break into the world of the Nokia N-Gage</text:p>
          </draw:text-box>
        </draw:frame>
        <draw:frame presentation:style-name="pr14" draw:text-style-name="P7" draw:layer="layout" svg:width="27.746cm" svg:height="14.444cm" svg:x="0.254cm" svg:y="5.114cm" presentation:class="outline" presentation:user-transformed="true">
          <draw:text-box>
            <text:list text:style-name="L2">
              <text:list-item>
                <text:p><text:span text:style-name="T4">A handy-dandy lil' app called AgileMessenger (Jabber/ICQ/other IM client)</text:span></text:p>
              </text:list-item>
              <text:list-item>
                <text:p><text:span text:style-name="T4">Nagware :(</text:span></text:p>
              </text:list-item>
              <text:list-item>
                <text:p><text:span text:style-name="T4">Hex editor to the rescue!</text:span></text:p>
                <text:list>
                  <text:list-item>
                    <text:p><text:span text:style-name="T4">Search for purchase link</text:span></text:p>
                  </text:list-item>
                  <text:list-item>
                    <text:p><text:span text:style-name="T4">00 out the URL</text:span></text:p>
                  </text:list-item>
                  <text:list-item>
                    <text:p><text:span text:style-name="T4">Something went ka-blewie, and it worked without this annoying splash then :)</text:span></text:p>
                  </text:list-item>
                  <text:list-item>
                    <text:p><text:span text:style-name="T4">Nothin' else needed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Flora collection campaign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Collect codes from margarine lids, gain Moomin mugs.</text:span></text:p>
              </text:list-item>
              <text:list-item>
                <text:p><text:span text:style-name="T4">Tools of the trade:</text:span></text:p>
                <text:list>
                  <text:list-item>
                    <text:p><text:span text:style-name="T4">Burp for recon</text:span></text:p>
                  </text:list-item>
                  <text:list-item>
                    <text:p><text:span text:style-name="T4">vvvv (link in the source slide) for bot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12.37cm" svg:x="2.054cm" svg:y="13.03cm" presentation:class="outline" presentation:user-transformed="true">
          <draw:text-box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Simple HTTP POST protocol? ☑</text:span></text:p>
                  </text:list-item>
                  <text:list-item>
                    <text:p><text:span text:style-name="T4">No timeouts? Nope! ☑</text:span></text:p>
                  </text:list-item>
                  <text:list-item>
                    <text:p><text:span text:style-name="T4">&gt; Brutable? Yessireebob!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14" draw:text-style-name="P7" draw:layer="layout" svg:width="24.108cm" svg:height="17.23cm" svg:x="1.946cm" svg:y="0.254cm" presentation:class="outline" presentation:user-transformed="true">
          <draw:text-box>
            <text:list text:style-name="L2">
              <text:list-item>
                <text:p><text:span text:style-name="T4">http://www.nettikamppis.fi/flora/php/handler.php</text:span></text:p>
              </text:list-item>
              <text:list-item>
                <text:p><text:span text:style-name="T4">method = POST</text:span></text:p>
              </text:list-item>
              <text:list-item>
                <text:p><text:span text:style-name="T4">vars = new URLVariables();</text:span></text:p>
              </text:list-item>
              <text:list-item>
                <text:p><text:span text:style-name="T4">vars.method = "submitCode";</text:span></text:p>
              </text:list-item>
              <text:list-item>
                <text:p><text:span text:style-name="T5">vars.code = code;</text:span></text:p>
              </text:list-item>
              <text:list-item>
                <text:p><text:span text:style-name="T4">vars.userId = UserInfo.ID;</text:span></text:p>
              </text:list-item>
              <text:list-item>
                <text:p><text:span text:style-name="T4">req.data = vars;</text:span></text:p>
              </text:list-item>
              <text:list-item>
                <text:p><text:span text:style-name="T4">responses:</text:span></text:p>
                <text:list>
                  <text:list-item>
                    <text:p><text:span text:style-name="T4">in_use</text:span></text:p>
                  </text:list-item>
                  <text:list-item>
                    <text:p><text:span text:style-name="T4">ok</text:span></text:p>
                  </text:list-item>
                  <text:list-item>
                    <text:p><text:span text:style-name="T4">false_code</text:span></text:p>
                  </text:list-item>
                </text:list>
              </text:list-item>
              <text:list-item>
                <text:p><text:span text:style-name="T4">V4 “Patch” for brute force trial-by-error bot available in links slide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Some stats</text:p>
          </draw:text-box>
        </draw:frame>
        <draw:frame draw:style-name="gr6" draw:layer="layout" svg:width="24.108cm" svg:height="12.37cm" svg:x="1.946cm" svg:y="5.1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draw:layer="layout" svg:width="14.256cm" svg:height="0.962cm" svg:x="5.842cm" svg:y="17.432cm">
          <draw:text-box>
            <text:p>66805<text:tab/><text:tab/><text:tab/><text:tab/>37<text:tab/><text:tab/><text:tab/><text:tab/><text:tab/>191</text:p>
          </draw:text-box>
        </draw:frame>
        <anim:par presentation:node-type="timing-root">
          <anim:par smil:begin="id1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Remember to point out the logarithmic scale!</text:p>
            </draw:text-box>
          </draw:frame>
        </presentation:notes>
      </draw:page>
      <draw:page draw:name="page13" draw:style-name="dp3" draw:master-page-name="focus3" presentation:presentation-page-layout-name="AL1T1" presentation:use-footer-name="ftr1" presentation:use-date-time-name="dtd1" xml:id="id13" draw:id="id13">
        <office:forms form:automatic-focus="false" form:apply-design-mode="false"/>
        <draw:frame presentation:style-name="pr16" draw:layer="layout" svg:width="24.108cm" svg:height="3.333cm" svg:x="2.032cm" svg:y="-0.508cm" presentation:class="title" presentation:user-transformed="true">
          <draw:text-box>
            <text:p>The result? A coupl'a these for a coupl'a cups...</text:p>
          </draw:text-box>
        </draw:frame>
        <draw:frame draw:style-name="gr5" draw:text-style-name="P5" draw:layer="layout" svg:width="23.889cm" svg:height="17.57cm" svg:x="1.765cm" svg:y="1.778cm" presentation:class="graphic" presentation:user-transformed="true">
          <draw:image xlink:href="Pictures/100002010000027F000001D60594FAB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So why not falsify the coupon? Well, because there's the checksum, which is generated server-side, so it's easier to exploit client-side trust.</text:p>
            </draw:text-box>
          </draw:frame>
        </presentation:notes>
      </draw:page>
      <draw:page draw:name="page14" draw:style-name="dp3" draw:master-page-name="focus3" presentation:presentation-page-layout-name="AL1T1" presentation:use-footer-name="ftr1" presentation:use-date-time-name="dtd1" xml:id="id14" draw:id="id14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JaffHax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vvvv </text:span></text:p>
                  </text:list-item>
                  <text:list-item>
                    <text:p><text:span text:style-name="T4">Burp</text:span></text:p>
                  </text:list-item>
                  <text:list-item>
                    <text:p><text:span text:style-name="T4">Flash Decompiler</text:span></text:p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 presentation:use-footer-name="ftr1" presentation:use-date-time-name="dtd1" xml:id="id15" draw:id="id15">
        <office:forms form:automatic-focus="false" form:apply-design-mode="false"/>
        <draw:frame draw:style-name="gr4" draw:text-style-name="P5" draw:layer="layout" svg:width="28.743cm" svg:height="17.907cm" svg:x="-0.254cm" svg:y="1.524cm">
          <draw:image xlink:href="Pictures/10000201000002F4000001D727FA3F15.png" xlink:type="simple" xlink:show="embed" xlink:actuate="onLoad">
            <text:p/>
          </draw:image>
        </draw:frame>
        <draw:frame draw:style-name="gr8" draw:text-style-name="P10" draw:layer="layout" svg:width="27.178cm" svg:height="2.54cm" svg:x="0.508cm" svg:y="0.254cm">
          <draw:text-box>
            <text:p><text:span text:style-name="T8">Yet another case study...</text:span></text:p>
          </draw:text-box>
        </draw:frame>
        <anim:par presentation:node-type="timing-root">
          <anim:par smil:begin="id1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 presentation:use-footer-name="ftr1" presentation:use-date-time-name="dtd1" xml:id="id16" draw:id="id16">
        <office:forms form:automatic-focus="false" form:apply-design-mode="false"/>
        <draw:frame presentation:style-name="pr14" draw:text-style-name="P11" draw:layer="layout" svg:width="24.108cm" svg:height="16.722cm" svg:x="1.946cm" svg:y="0.762cm" presentation:class="outline" presentation:user-transformed="true">
          <draw:text-box>
            <text:list text:style-name="L2">
              <text:list-item>
                <text:p><text:span text:style-name="T9">At the start = PING_START, ping = true</text:span></text:p>
              </text:list-item>
              <text:list-item>
                <text:p><text:span text:style-name="T9">Each draw = PING, ping = true</text:span></text:p>
              </text:list-item>
              <text:list-item>
                <text:p><text:span text:style-name="T9">At the end = PING_STOP, ping = true</text:span></text:p>
              </text:list-item>
              <text:list-item>
                <text:p><text:span text:style-name="T9">After sending = http://s0b.bluestreak.com/ix.e?bb&amp;</text:span><text:span text:style-name="T10">t=42689</text:span></text:p>
              </text:list-item>
              <text:list-item>
                <text:p><text:span text:style-name="T9">form.info:</text:span></text:p>
                <text:p><text:span text:style-name="T9">postvar:"</text:span><text:span text:style-name="T10">sid</text:span><text:span text:style-name="T9">", value:String(</text:span><text:span text:style-name="T10">SHA1</text:span><text:span text:style-name="T9">.encrypt("</text:span><text:span text:style-name="T10">_KERKKO-snickers</text:span><text:span text:style-name="T9">_" + this._</text:span><text:span text:style-name="T10">points </text:span><text:span text:style-name="T9">+ "</text:span><text:span text:style-name="T10">_karhuemo-LOL</text:span><text:span text:style-name="T9">_"))});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 presentation:use-footer-name="ftr1" presentation:use-date-time-name="dtd1" xml:id="id17" draw:id="id17">
        <office:forms form:automatic-focus="false" form:apply-design-mode="false"/>
        <draw:frame presentation:style-name="pr14" draw:text-style-name="P7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4">HTTP GET req:</text:span></text:p>
              </text:list-item>
              <text:list-item>
                <text:p><text:span text:style-name="T4">http://www.jaffa.fi/fruithunt/php/save/submit?</text:span></text:p>
                <text:p><text:span text:style-name="T4">puhelinnumero=[numba]&amp;</text:span></text:p>
                <text:p><text:span text:style-name="T4">kuva=no%5Fimage&amp;</text:span></text:p>
                <text:p><text:span text:style-name="T5">sid</text:span><text:span text:style-name="T4">=1405fff58888e8476e2cf9f4753653ce8a0a0f1c&amp;</text:span></text:p>
                <text:p><text:span text:style-name="T4">sahkopostiosoite=[URL encoded mail]</text:span></text:p>
                <text:p><text:span text:style-name="T4">nimi=[name, same encoding]</text:span></text:p>
                <text:p><text:span text:style-name="T4">pisteet=</text:span><text:span text:style-name="T5">415%2E3&amp;</text:span></text:p>
                <text:p><text:span text:style-name="T4">nimimerkki=qmod&amp;</text:span></text:p>
                <text:p><text:span text:style-name="T4">suoramarkkinointi=0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Burp has tools for various encoding methods, check'em out maybe</text:p>
            </draw:text-box>
          </draw:frame>
        </presentation:notes>
      </draw:page>
      <draw:page draw:name="page18" draw:style-name="dp3" draw:master-page-name="focus3" presentation:presentation-page-layout-name="AL1T1" presentation:use-footer-name="ftr1" presentation:use-date-time-name="dtd1" xml:id="id18" draw:id="id18">
        <office:forms form:automatic-focus="false" form:apply-design-mode="false"/>
        <draw:frame presentation:style-name="pr14" draw:text-style-name="P7" draw:layer="layout" svg:width="24.108cm" svg:height="16.722cm" svg:x="1.946cm" svg:y="0.762cm" presentation:class="outline" presentation:user-transformed="true">
          <draw:text-box draw:corner-radius="0.34cm"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HTTP req structure? ☑</text:span></text:p>
                  </text:list-item>
                  <text:list-item>
                    <text:p><text:span text:style-name="T4">Hash algo? ☑</text:span></text:p>
                  </text:list-item>
                  <text:list-item>
                    <text:p><text:span text:style-name="T4">Hash salt(s)? ☑</text:span></text:p>
                  </text:list-item>
                  <text:list-item>
                    <text:p><text:span text:style-name="T4">Anti-cheat countermeasures (lolz)? ☑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8.34cm" svg:x="1.946cm" svg:y="9.144cm" presentation:class="outline" presentation:user-transformed="true">
          <draw:text-box draw:corner-radius="0.34cm">
            <text:list text:style-name="L2">
              <text:list-item>
                <text:p><text:span text:style-name="T4">Results: A coupl'a bottles… or nothing at all. Move along!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1" presentation:use-footer-name="ftr1" presentation:use-date-time-name="dtd1" xml:id="id19" draw:id="id1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<text:span text:style-name="T11">They cheat!</text:span></text:p>
          </draw:text-box>
        </draw:frame>
        <draw:frame presentation:style-name="pr14" draw:text-style-name="P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4">Case in point: Lainasto.</text:span></text:p>
                <text:list>
                  <text:list-item>
                    <text:p><text:span text:style-name="T4">Shady little loaner house</text:span></text:p>
                  </text:list-item>
                </text:list>
              </text:list-item>
              <text:list-item>
                <text:p><text:span text:style-name="T4">A safe-cracking contest, made in Flash. Time to break out the ol' decompiler…</text:span></text:p>
              </text:list-item>
              <text:list-item>
                <text:p><text:span text:style-name="T4">There's &gt;9001 € at stake!</text:span></text:p>
              </text:list-item>
              <text:list-item>
                <text:p><text:span text:style-name="T4">But what's this?</text:span></text:p>
              </text:list-item>
              <text:list-item>
                <text:p><text:span text:style-name="T4">The flash is simply a static, locked-on red safe, with an animated, yet non-functional keypad. Oh that's not fair…</text:span></text:p>
              </text:list-item>
              <text:list-item>
                <text:p><text:span text:style-name="T4">They don't respond kindly to my contact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18" draw:layer="layout" svg:width="24.108cm" svg:height="2.108cm" svg:x="2.054cm" svg:y="0cm" presentation:class="title" presentation:user-transformed="true">
          <draw:text-box>
            <text:p>I say again: <text:span text:style-name="T11">They cheat</text:span></text:p>
          </draw:text-box>
        </draw:frame>
        <draw:frame presentation:style-name="pr14" draw:text-style-name="P7" draw:layer="layout" svg:width="24.108cm" svg:height="12.37cm" svg:x="1.893cm" svg:y="1.524cm" presentation:class="outline" presentation:user-transformed="true">
          <draw:text-box>
            <text:list text:style-name="L2">
              <text:list-item>
                <text:p><text:span text:style-name="T4">Some sanity napkin company (coulda been EvilCorp…) had a flash contest, where you “could” win an iPod.</text:span></text:p>
              </text:list-item>
              <text:list-item>
                <text:p><text:span text:style-name="T4">There were supposedly n iPods to be given out</text:span></text:p>
              </text:list-item>
              <text:list-item>
                <text:p><text:span text:style-name="T4">All the Flash did was a scratch anim, a number and a “Sorry! No dice!”</text:span></text:p>
              </text:list-item>
              <text:list-item>
                <text:p><text:span text:style-name="T4">Well, that's marketing for ya...</text:span></text:p>
              </text:list-item>
            </text:list>
          </draw:text-box>
        </draw:frame>
        <draw:frame presentation:style-name="pr16" draw:text-style-name="P12" draw:layer="layout" svg:width="24.108cm" svg:height="3.333cm" svg:x="1.292cm" svg:y="12.7cm" presentation:class="title" presentation:user-transformed="true">
          <draw:text-box>
            <text:p text:style-name="P12"><text:span text:style-name="T11">Even (or especially…) the big firms cheat!</text:span></text:p>
          </draw:text-box>
        </draw:frame>
        <draw:frame presentation:style-name="pr14" draw:text-style-name="P7" draw:layer="layout" svg:width="24.108cm" svg:height="12.37cm" svg:x="2.054cm" svg:y="7.874cm" presentation:class="outline" presentation:user-transformed="true">
          <draw:text-box>
            <text:list text:style-name="L2"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My nan complained that number Keno was changed in such a way that “her” (lower) numbers are now less frequent. I think I believe her, b/c she's got plenty of xp with Bingo. Take that with a grain of salt..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different approach...</text:p>
          </draw:text-box>
        </draw:frame>
        <draw:frame presentation:style-name="pr14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 text:style-name="P7"><text:span text:style-name="T4">The tools:</text:span></text:p>
                <text:list>
                  <text:list-item>
                    <text:p text:style-name="P7"><text:span text:style-name="T4">MacroExpress: a macro editor for windows</text:span></text:p>
                  </text:list-item>
                </text:list>
              </text:list-item>
              <text:list-item>
                <text:p text:style-name="P7"><text:span text:style-name="T4">The name of the game: PenaltyShootout</text:span></text:p>
              </text:list-item>
              <text:list-item>
                <text:p text:style-name="P7"><text:span text:style-name="T4">The aim of the game: shoot max amount of goals with a max of 3 successful interventions by the goalie</text:span></text:p>
              </text:list-item>
              <text:list-item>
                <text:p text:style-name="P7"><text:span text:style-name="T4">Found a surefire goal (impossible to deter) in the upper corner of the goal</text:span></text:p>
              </text:list-item>
              <text:list-item>
                <text:p text:style-name="P7"><text:span text:style-name="T4">Macro'd the 'puter to shoot in that spot only</text:span></text:p>
              </text:list-item>
              <text:list-item>
                <text:p text:style-name="P7"><text:span text:style-name="T4">Waited</text:span></text:p>
              </text:list-item>
              <text:list-item>
                <text:p text:style-name="P7"><text:span text:style-name="T4">???</text:span></text:p>
              </text:list-item>
              <text:list-item>
                <text:p text:style-name="P7"><text:span text:style-name="T4">Profit!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1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 funny little mention: I actually came in second, but still got the prize, because the first place “winner” was disqualified for cheating :D</text:p>
              <text:p>Here's to cheating fair and square – the honorable way! Hoorah!</text:p>
            </draw:text-box>
          </draw:frame>
        </presentation:notes>
      </draw:page>
      <draw:page draw:name="page22" draw:style-name="dp3" draw:master-page-name="focus3" presentation:presentation-page-layout-name="AL1T1" presentation:use-footer-name="ftr1" presentation:use-date-time-name="dtd1" xml:id="id22" draw:id="id22">
        <office:forms form:automatic-focus="false" form:apply-design-mode="false"/>
        <draw:frame presentation:style-name="pr16" draw:layer="layout" svg:width="28.448cm" svg:height="3.333cm" svg:x="-0.762cm" svg:y="-0.793cm" presentation:class="title" presentation:user-transformed="true">
          <draw:text-box>
            <text:p>Could there be more than one hacker on the move..?</text:p>
          </draw:text-box>
        </draw:frame>
        <draw:frame presentation:style-name="pr14" draw:text-style-name="P7" draw:layer="layout" svg:width="26.924cm" svg:height="16.764cm" svg:x="0.762cm" svg:y="2.54cm" presentation:class="outline" presentation:user-transformed="true">
          <draw:text-box>
            <text:list text:style-name="L2">
              <text:list-item>
                <text:p text:style-name="P7"><text:span text:style-name="T4">It's more likely than you think!</text:span></text:p>
                <text:p text:style-name="P7"><text:span text:style-name="T4"/></text:p>
              </text:list-item>
            </text:list>
          </draw:text-box>
        </draw:frame>
        <draw:frame draw:style-name="gr9" draw:layer="layout" svg:width="21.025cm" svg:height="20.999cm" svg:x="1.87cm" svg:y="4.369cm">
          <draw:image xlink:href="Pictures/10000000000003160000031562B46F84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Codes that were legit from bought bottles were rejected</text:p>
              <text:p>→ Somebody must've bruteforced them!</text:p>
            </draw:text-box>
          </draw:frame>
        </presentation:notes>
      </draw:page>
      <draw:page draw:name="page23" draw:style-name="dp3" draw:master-page-name="focus3" presentation:presentation-page-layout-name="AL1T1" presentation:use-footer-name="ftr1" presentation:use-date-time-name="dtd1" xml:id="id23" draw:id="id23">
        <office:forms form:automatic-focus="false" form:apply-design-mode="false"/>
        <draw:frame presentation:style-name="pr19" draw:text-style-name="P13" draw:layer="layout" svg:width="24.108cm" svg:height="15.452cm" svg:x="1.893cm" svg:y="2.825cm" presentation:class="outline" presentation:user-transformed="true">
          <draw:text-box>
            <text:list text:style-name="L2">
              <text:list-item>
                <text:p text:style-name="P7"><text:span text:style-name="T4">KISSS: Keep It Stupidly Simple, Stupid</text:span></text:p>
              </text:list-item>
            </text:list>
          </draw:text-box>
        </draw:frame>
        <draw:frame presentation:style-name="pr20" draw:layer="layout" svg:width="24.108cm" svg:height="2.317cm" svg:x="1.946cm" svg:y="-0.285cm" presentation:class="title" presentation:user-transformed="true">
          <draw:text-box>
            <text:p>A simple case, for repetition's sake</text:p>
          </draw:text-box>
        </draw:frame>
        <draw:frame presentation:style-name="pr14" draw:text-style-name="P14" draw:layer="layout" svg:width="24.108cm" svg:height="15.452cm" svg:x="1.946cm" svg:y="2.825cm" presentation:class="outline" presentation:user-transformed="true">
          <draw:text-box>
            <text:list text:style-name="L2">
              <text:list-item>
                <text:p text:style-name="P14"><text:span text:style-name="T12">HTTP GET</text:span></text:p>
              </text:list-item>
              <text:list-item>
                <text:p text:style-name="P14"><text:span text:style-name="T12">http://anonymouse.org/cgi-bin/anon-www.cgi/http://www.pepsi.fi/flashservices/gateway.php?uName=[name]&amp;fName=[1stname]&amp;lName=[2ndname]&amp;email=[email]&amp;phoneNr=[numba]&amp;</text:span><text:span text:style-name="T13">newScore=1049650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Don't remember why I used an anonymizer, here...</text:p>
            </draw:text-box>
          </draw:frame>
        </presentation:notes>
      </draw:page>
      <draw:page draw:name="page24" draw:style-name="dp3" draw:master-page-name="focus3" presentation:presentation-page-layout-name="AL1T1" presentation:use-footer-name="ftr1" presentation:use-date-time-name="dtd1" xml:id="id24" draw:id="id24">
        <office:forms form:automatic-focus="false" form:apply-design-mode="false"/>
        <draw:frame presentation:style-name="pr16" draw:layer="layout" svg:width="24.108cm" svg:height="3.333cm" svg:x="2.286cm" svg:y="-0.539cm" presentation:class="title" presentation:user-transformed="true">
          <draw:text-box>
            <text:p>Another dummie case</text:p>
          </draw:text-box>
        </draw:frame>
        <draw:frame draw:style-name="gr9" draw:layer="layout" svg:width="23.229cm" svg:height="15.198cm" svg:x="2.385cm" svg:y="2.286cm" presentation:class="graphic" presentation:user-transformed="true">
          <draw:image xlink:href="Pictures/1000020100000285000001A6C2F43BEC.png" xlink:type="simple" xlink:show="embed" xlink:actuate="onLoad">
            <text:p/>
          </draw:image>
        </draw:frame>
        <draw:frame draw:style-name="gr10" draw:text-style-name="P16" draw:layer="layout" svg:width="18.034cm" svg:height="15.893cm" svg:x="2.911cm" svg:y="2.022cm">
          <draw:text-box>
            <text:p text:style-name="P15"><text:span text:style-name="T14">sendit=1</text:span></text:p>
            <text:p text:style-name="P15"><text:span text:style-name="T14">f3=</text:span><text:span text:style-name="T14"><text:tab/></text:span><text:span text:style-name="T14">friends</text:span></text:p>
            <text:p text:style-name="P15"><text:span text:style-name="T14">f2=</text:span></text:p>
            <text:p text:style-name="P15"><text:span text:style-name="T14">f1=</text:span></text:p>
            <text:p text:style-name="P15"><text:span text:style-name="T14">f=0</text:span></text:p>
            <text:p text:style-name="P15"><text:span text:style-name="T14">c=565</text:span><text:span text:style-name="T14"><text:tab/></text:span><text:span text:style-name="T14"><text:tab/></text:span><text:span text:style-name="T14">PlayerSum</text:span></text:p>
            <text:p text:style-name="P15"><text:span text:style-name="T14">L=2 <text:s text:c="4"/>level</text:span></text:p>
            <text:p text:style-name="P15"><text:span text:style-name="T14">s=256</text:span><text:span text:style-name="T14"><text:tab/></text:span><text:span text:style-name="T14"><text:tab/></text:span><text:span text:style-name="T14"> Playerscore</text:span></text:p>
            <text:p text:style-name="P15"><text:span text:style-name="T14">m=0</text:span><text:span text:style-name="T14"><text:tab/></text:span><text:span text:style-name="T14"><text:tab/></text:span><text:span text:style-name="T14"><text:tab/></text:span><text:span text:style-name="T14"> <text:s text:c="3"/>agree (spam)</text:span></text:p>
            <text:p text:style-name="P15"><text:span text:style-name="T14">g=[M/F]</text:span></text:p>
            <text:p text:style-name="P15"><text:span text:style-name="T14">v=[YYYY]</text:span></text:p>
            <text:p text:style-name="P15"><text:span text:style-name="T14">e=[email]</text:span></text:p>
            <text:p text:style-name="P15"><text:span text:style-name="T14">a=[address]</text:span></text:p>
            <text:p text:style-name="P15"><text:span text:style-name="T14">ni=[nick]</text:span></text:p>
            <text:p text:style-name="P15"><text:span text:style-name="T14">n=[playername], len=ex.14</text:span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>_</text:span><text:span text:style-name="T15">loc1 = Playerscore.toString();</text:span></text:p>
            <text:p text:style-name="P15"><text:span text:style-name="T15">PlayerSum = int(playername.length * _loc1.length * int(Playerscore) / 19);</text:span></text:p>
            <text:p text:style-name="P15"><text:span text:style-name="T15"/></text:p>
          </draw:text-box>
        </draw:frame>
        <draw:frame draw:style-name="gr10" draw:text-style-name="P17" draw:layer="layout" svg:width="21.336cm" svg:height="0.962cm" svg:x="3.81cm" svg:y="17.915cm">
          <draw:text-box>
            <text:p text:style-name="P12"><text:span text:style-name="T11">Roll your own crypto? ISHYGDDT!</text:span></text:p>
          </draw:text-box>
        </draw:frame>
        <anim:par presentation:node-type="timing-root">
          <anim:par smil:begin="id2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4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lso, this compo was a quiz, that sent all the Q&amp;A's at the beginning over the wire as XML. But why bother to look up the answers, when you can just edit the score that's sent back, along with that measly “checksum”...</text:p>
            </draw:text-box>
          </draw:frame>
        </presentation:notes>
      </draw:page>
      <draw:page draw:name="page25" draw:style-name="dp3" draw:master-page-name="focus3" presentation:presentation-page-layout-name="AL1T1" presentation:use-footer-name="ftr1" presentation:use-date-time-name="dtd1" xml:id="id25" draw:id="id25">
        <office:forms form:automatic-focus="false" form:apply-design-mode="false"/>
        <draw:frame draw:style-name="gr9" draw:layer="layout" svg:width="23.843cm" svg:height="15.413cm" svg:x="2.211cm" svg:y="4.653cm">
          <draw:image xlink:href="Pictures/10000201000002A4000001B5F9368E8A.png" xlink:type="simple" xlink:show="embed" xlink:actuate="onLoad">
            <text:p/>
          </draw:image>
        </draw:frame>
        <draw:frame presentation:style-name="pr20" draw:layer="layout" svg:width="24.108cm" svg:height="2.317cm" svg:x="1.946cm" svg:y="-0.285cm" presentation:class="title" presentation:user-transformed="true">
          <draw:text-box>
            <text:p>Ok, one more for the road...</text:p>
          </draw:text-box>
        </draw:frame>
        <draw:frame presentation:style-name="pr14" draw:text-style-name="P18" draw:layer="layout" svg:width="24.108cm" svg:height="15.96cm" svg:x="1.946cm" svg:y="1.524cm" presentation:class="outline" presentation:user-transformed="true">
          <draw:text-box>
            <text:list text:style-name="L2">
              <text:list-item>
                <text:p text:style-name="P18"><text:span text:style-name="T16">Bag'o'trix:</text:span></text:p>
                <text:list>
                  <text:list-item>
                    <text:p text:style-name="P18"><text:span text:style-name="T16">vvvv</text:span></text:p>
                  </text:list-item>
                  <text:list-item>
                    <text:p text:style-name="P18"><text:span text:style-name="T16">Burp</text:span></text:p>
                  </text:list-item>
                  <text:list-item>
                    <text:p text:style-name="P18"><text:span text:style-name="T16">Flash decompiler</text:span></text:p>
                  </text:list-item>
                </text:list>
              </text:list-item>
              <text:list-item>
                <text:p text:style-name="P18"><text:span text:style-name="T16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1T1" presentation:use-footer-name="ftr1" presentation:use-date-time-name="dtd1" xml:id="id26" draw:id="id26">
        <office:forms form:automatic-focus="false" form:apply-design-mode="false"/>
        <draw:frame presentation:style-name="pr14" draw:text-style-name="P8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 text:style-name="P8"><text:span text:style-name="T5">HTTP GET, yet again</text:span></text:p>
              </text:list-item>
              <text:list-item>
                <text:p text:style-name="P8"><text:span text:style-name="T5">http://www.taffel-talvikisat.fi/save2.php?</text:span></text:p>
                <text:p text:style-name="P8"><text:span text:style-name="T5">faults=9</text:span><text:span text:style-name="T5"><text:tab/></text:span><text:span text:style-name="T5">&lt; maybe try 0?</text:span></text:p>
              </text:list-item>
              <text:list-item>
                <text:p text:style-name="P8"><text:span text:style-name="T5">&amp;etunimi=[fname]</text:span></text:p>
              </text:list-item>
              <text:list-item>
                <text:p text:style-name="P8"><text:span text:style-name="T5">&amp;aika=</text:span><text:span text:style-name="T7">102578</text:span><text:span text:style-name="T5"> &lt; time, in ms</text:span></text:p>
              </text:list-item>
              <text:list-item>
                <text:p text:style-name="P8"><text:span text:style-name="T5">&amp;puhelin=[numba]</text:span></text:p>
              </text:list-item>
              <text:list-item>
                <text:p text:style-name="P8"><text:span text:style-name="T5">&amp;nimimerkki=[nick]</text:span></text:p>
              </text:list-item>
              <text:list-item>
                <text:p text:style-name="P8"><text:span text:style-name="T5">&amp;email=[email, URL encoded]</text:span></text:p>
              </text:list-item>
              <text:list-item>
                <text:p text:style-name="P8"><text:span text:style-name="T5">&amp;sukunimi=[lname]</text:span></text:p>
              </text:list-item>
              <text:list-item>
                <text:p text:style-name="P8"><text:span text:style-name="T5">&amp;</text:span><text:span text:style-name="T7">id=c640da040227fb00ff4d6bbfd56c7ac7</text:span></text:p>
                <text:p text:style-name="P8"><text:span text:style-name="T5"/></text:p>
              </text:list-item>
              <text:list-item>
                <text:p text:style-name="P8"><text:span text:style-name="T5">key = new String("</text:span><text:span text:style-name="T7">um7myeoi</text:span><text:span text:style-name="T5">");</text:span></text:p>
              </text:list-item>
              <text:list-item>
                <text:p text:style-name="P8"><text:span text:style-name="T5">id = calc</text:span><text:span text:style-name="T7">MD5</text:span><text:span text:style-name="T5">(String(goalTime) + String(form.email.text) + key);</text:span></text:p>
                <text:p text:style-name="P8"><text:span text:style-name="T5"/></text:p>
              </text:list-item>
            </text:list>
          </draw:text-box>
        </draw:frame>
        <anim:par presentation:node-type="timing-root">
          <anim:par smil:begin="id2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28B000001D094046AB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44ECF37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36D32001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F6F178AA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63B7EBD5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6:11.385166899</meta:creation-date>
    <meta:editing-duration>PT3H28M59S</meta:editing-duration>
    <meta:editing-cycles>91</meta:editing-cycles>
    <meta:generator>LibreOffice/5.0.2.2$Linux_X86_64 LibreOffice_project/00m0$Build-2</meta:generator>
    <dc:date>2015-10-23T06:09:36.479269892</dc:date>
    <meta:document-statistic meta:object-count="170"/>
    <meta:template xlink:type="simple" xlink:actuate="onRequest" xlink:title="" xlink:href="../../../../../usr/lib/libreoffice/share/template/common/presnt/Focus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bar" chart:style-name="ch1">
        <chart:legend chart:legend-position="end" svg:x="23.169cm" svg:y="5.886cm" style:legend-expansion="high" chart:style-name="ch2"/>
        <chart:plot-area chart:style-name="ch3" chart:data-source-has-labels="both" svg:x="0.482cm" svg:y="0.247cm" svg:width="22.205cm" svg:height="11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cm" svg:y="0.247cm" svg:width="20.522cm" svg:height="11.2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</table:table-row>
          </table:table-header-rows>
          <table:table-rows>
            <table:table-row>
              <table:table-cell office:value-type="string">
                <text:p>Sent req's</text:p>
              </table:table-cell>
              <table:table-cell office:value-type="float" office:value="67033">
                <text:p>67033</text:p>
              </table:table-cell>
            </table:table-row>
            <table:table-row>
              <table:table-cell office:value-type="string">
                <text:p>Collisions (in use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k'd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